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1403a4" officeooo:paragraph-rsid="001403a4" style:font-weight-asian="normal" style:font-weight-complex="normal"/>
    </style:style>
    <style:style style:name="P2" style:family="paragraph" style:parent-style-name="Standard" style:list-style-name="L2">
      <style:text-properties style:font-name="Times New Roman" fo:font-weight="normal" officeooo:rsid="0016caef" officeooo:paragraph-rsid="0016caef" style:font-weight-asian="normal" style:font-weight-complex="normal"/>
    </style:style>
    <style:style style:name="P3" style:family="paragraph" style:parent-style-name="Standard">
      <style:text-properties style:font-name="Times New Roman" fo:font-weight="bold" officeooo:rsid="0015ef75" officeooo:paragraph-rsid="0015ef7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403a4" officeooo:paragraph-rsid="001403a4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403a4" officeooo:paragraph-rsid="001403a4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6caef" officeooo:paragraph-rsid="0016caef" style:font-weight-asian="bold" style:font-weight-complex="bold"/>
    </style:style>
    <style:style style:name="P7" style:family="paragraph" style:parent-style-name="Standard">
      <style:text-properties style:font-name="Times New Roman" officeooo:rsid="001403a4" officeooo:paragraph-rsid="001403a4"/>
    </style:style>
    <style:style style:name="P8" style:family="paragraph" style:parent-style-name="Standard" style:list-style-name="L1">
      <style:text-properties style:font-name="Times New Roman" fo:font-size="12pt" fo:font-weight="normal" officeooo:rsid="001403a4" officeooo:paragraph-rsid="001403a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15ef75" officeooo:paragraph-rsid="0015ef75" style:font-size-asian="12pt" style:font-weight-asian="normal" style:font-size-complex="12pt" style:font-weight-complex="normal"/>
    </style:style>
    <style:style style:name="T1" style:family="text"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officeooo:rsid="0015ef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LARIA IN AFRICA VISUALIZATION BREAKDOWN</text:p>
      <text:p text:style-name="P7">An international donor organization looking to improve their overseas aide contribution by sponsoring malaria allev<text:span text:style-name="T3">ia</text:span>tion programs in Africa has requested for an analytical guide to help make a strategic de<text:span text:style-name="T3">c</text:span>ision of how to proce<text:span text:style-name="T3">ed</text:span>. </text:p>
      <text:p text:style-name="P7">As the in house data analyst/ scientist you have been required to assis<text:span text:style-name="T3">t</text:span> using the data set provided ‘Malaria in Africa’ retrieved from the World Bank open source to provide useful insights.</text:p>
      <text:p text:style-name="P7"/>
      <text:p text:style-name="P5">DATA SET</text:p>
      <text:p text:style-name="P1">The dat<text:span text:style-name="T3">a </text:span>set used in t<text:span text:style-name="T3">h</text:span>is visualization is a breakdown of malaria incidence in Africa from 2007 -2017. </text:p>
      <text:p text:style-name="P1">It contains the following <text:span text:style-name="T3">fields</text:span> ;</text:p>
      <text:list xml:id="list2224953802" text:style-name="L1">
        <text:list-item>
          <text:p text:style-name="P8"><text:span text:style-name="T2">Country Name</text:span></text:p>
        </text:list-item>
        <text:list-item>
          <text:p text:style-name="P8"><text:span text:style-name="T2">Year</text:span></text:p>
        </text:list-item>
        <text:list-item>
          <text:p text:style-name="P8"><text:span text:style-name="T2">Country Code</text:span></text:p>
        </text:list-item>
        <text:list-item>
          <text:p text:style-name="P8"><text:span text:style-name="T2">Incidence of malaria (per 1,000 population at risk</text:span></text:p>
        </text:list-item>
        <text:list-item>
          <text:p text:style-name="P8"><text:span text:style-name="T2">Malaria cases reported</text:span></text:p>
        </text:list-item>
        <text:list-item>
          <text:p text:style-name="P8"><text:span text:style-name="T2">Use of insecticide-treated bed nets (% of under-5 population)</text:span></text:p>
        </text:list-item>
        <text:list-item>
          <text:p text:style-name="P8"><text:span text:style-name="T2">Children with fever receiving antimalarial drugs (% of children under age 5 with fever)</text:span></text:p>
        </text:list-item>
        <text:list-item>
          <text:p text:style-name="P8"><text:span text:style-name="T2">Intermittent preventive treatment (IPT) of malaria in pregnancy (% of pregnant women)</text:span></text:p>
        </text:list-item>
        <text:list-item>
          <text:p text:style-name="P8"><text:span text:style-name="T2">People using safely managed drinking water services (% of population)</text:span></text:p>
        </text:list-item>
        <text:list-item>
          <text:p text:style-name="P8"><text:span text:style-name="T2">People using safely managed drinking water services, rural (% of rural population)</text:span></text:p>
        </text:list-item>
        <text:list-item>
          <text:p text:style-name="P8"><text:span text:style-name="T2">People using safely managed drinking water services, urban (% of urban population)</text:span></text:p>
        </text:list-item>
        <text:list-item>
          <text:p text:style-name="P8"><text:span text:style-name="T2">People using safely managed sanitation services (% of population)</text:span></text:p>
        </text:list-item>
        <text:list-item>
          <text:p text:style-name="P8"><text:span text:style-name="T2">People using safely managed sanitation services, rural (% of rural population)</text:span></text:p>
        </text:list-item>
        <text:list-item>
          <text:p text:style-name="P8"><text:span text:style-name="T2">People using safely managed sanitation services, urban <text:s/>(% of urban population)</text:span></text:p>
        </text:list-item>
        <text:list-item>
          <text:p text:style-name="P8"><text:span text:style-name="T2">Rural population (% of total population)</text:span></text:p>
        </text:list-item>
        <text:list-item>
          <text:p text:style-name="P8"><text:span text:style-name="T2">Rural population growth (annual %)</text:span></text:p>
        </text:list-item>
        <text:list-item>
          <text:p text:style-name="P8"><text:span text:style-name="T2">Urban population (% of total population)</text:span></text:p>
        </text:list-item>
        <text:list-item>
          <text:p text:style-name="P8"><text:span text:style-name="T2">Urban population growth (annual %)</text:span></text:p>
        </text:list-item>
        <text:list-item>
          <text:p text:style-name="P8"><text:span text:style-name="T2">People using at least basic drinking water services (% of population)</text:span></text:p>
        </text:list-item>
        <text:list-item>
          <text:p text:style-name="P8"><text:span text:style-name="T2">People using at least basic drinking water services, rural (% of rural population)</text:span></text:p>
        </text:list-item>
        <text:list-item>
          <text:p text:style-name="P8"><text:span text:style-name="T2">People using at least basic drinking water services, urban (% of urban population)</text:span></text:p>
        </text:list-item>
        <text:list-item>
          <text:p text:style-name="P8"><text:span text:style-name="T2">People using at least basic sanitation services (% of population)</text:span></text:p>
        </text:list-item>
        <text:list-item>
          <text:p text:style-name="P8"><text:span text:style-name="T2">People using at least basic sanitation services, urban <text:s/>(% of urban population)</text:span></text:p>
        </text:list-item>
        <text:list-item>
          <text:p text:style-name="P8"><text:span text:style-name="T2">latitude</text:span></text:p>
        </text:list-item>
        <text:list-item>
          <text:p text:style-name="P8"><text:span text:style-name="T2">longitude</text:span></text:p>
        </text:list-item>
        <text:list-item>
          <text:p text:style-name="P8"><text:span text:style-name="T2">geometry</text:span></text:p>
        </text:list-item>
      </text:list>
      <text:p text:style-name="P9"><text:span text:style-name="T2">The shape of the data set is 594 * 26</text:span></text:p>
      <text:p text:style-name="P3"><text:span text:style-name="T1"/></text:p>
      <text:p text:style-name="P3"><text:span text:style-name="T1"/></text:p>
      <text:p text:style-name="P6"><text:span text:style-name="T1">REQUIRED INSIGHTS </text:span></text:p>
      <text:list xml:id="list3822588112" text:style-name="L2">
        <text:list-item>
          <text:p text:style-name="P2"><text:span text:style-name="T1">Geo-spacial incidence of malaria in Africa</text:span></text:p>
        </text:list-item>
        <text:list-item>
          <text:p text:style-name="P2"><text:span text:style-name="T1">Geo-spacial distribution of reported cases</text:span></text:p>
        </text:list-item>
        <text:list-item>
          <text:p text:style-name="P2"><text:span text:style-name="T1">Efficacy of previous interventions </text:span></text:p>
        </text:list-item>
        <text:list-item>
          <text:p text:style-name="P2"><text:span text:style-name="T1">Continents Geo-spacial developmental distribution profile</text:span></text:p>
        </text:list-item>
        <text:list-item>
          <text:p text:style-name="P2"><text:span text:style-name="T1">Water, Sanitation and Hygiene profile</text:span></text:p>
        </text:list-item>
        <text:list-item>
          <text:p text:style-name="P2"><text:span text:style-name="T1">Malaria trend across the years 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15:05:08.497000000</meta:creation-date>
    <dc:date>2022-05-05T15:40:34.994000000</dc:date>
    <meta:editing-duration>PT9M53S</meta:editing-duration>
    <meta:editing-cycles>1</meta:editing-cycles>
    <meta:document-statistic meta:table-count="0" meta:image-count="0" meta:object-count="0" meta:page-count="1" meta:paragraph-count="40" meta:word-count="371" meta:character-count="2277" meta:non-whitespace-character-count="1971"/>
    <meta:generator>Neat_Office/6.2.8.2$Windows_x86 LibreOffice_project/</meta:generator>
  </office:meta>
</office:document-meta>
</file>